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騎士団長ガウラ
「姫、そろそろ出発のお時間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"Your Highness, it is almost time to depart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準備はよろしいですか？」</text:p>
          </table:table-cell>
          <table:table-cell table:style-name="ce0"/>
          <table:table-cell table:style-name="ce0"/>
          <table:table-cell table:style-name="ce0" office:value-type="string">
            <text:p>Knight Commander Gaora
"Have you made all necessary preparations?"</text:p>
          </table:table-cell>
          <table:table-cell table:number-columns-repeated="1020"/>
        </table:table-row>
        <table:table-row>
          <table:table-cell table:style-name="ce0" office:value-type="string">
            <text:p>うむ。　熾天宮の視察であったな。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mu. I have been waiting for this trip
to the Heavenly Palace.</text:p>
          </table:table-cell>
          <table:table-cell table:number-columns-repeated="1020"/>
        </table:table-row>
        <table:table-row>
          <table:table-cell table:style-name="ce0" office:value-type="string">
            <text:p>ワラワはいつでもよいぞ。　足はあるのか？</text:p>
          </table:table-cell>
          <table:table-cell table:style-name="ce0"/>
          <table:table-cell table:style-name="ce0"/>
          <table:table-cell table:style-name="ce0" office:value-type="string">
            <text:p>I am ready at any time. And our means of
transpor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城門に馬車を手配していますので
　ヒャム地下道まではそれで向かいます。」</text:p>
          </table:table-cell>
          <table:table-cell table:style-name="ce0"/>
          <table:table-cell table:style-name="ce0"/>
          <table:table-cell table:style-name="ce0" office:value-type="string">
            <text:p>Knight Commander Gaora
"A carriage is waiting for us. It shall
take us as far as Hyamu tunnel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地下道内は、私と側近で魔物を退けつつ
　徒歩で進みます。」</text:p>
          </table:table-cell>
          <table:table-cell table:style-name="ce0"/>
          <table:table-cell table:style-name="ce0"/>
          <table:table-cell table:style-name="ce0" office:value-type="string">
            <text:p>Knight Commander Gaora
"We will need to proceed on foot once we
arrive at the tunnel. Your aides and I will
accompany you through the demon hoards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地下道を抜けたあとは、公道を少し歩けば
　熾天宮に到着するでしょう。」</text:p>
          </table:table-cell>
          <table:table-cell table:style-name="ce0"/>
          <table:table-cell table:style-name="ce0"/>
          <table:table-cell table:style-name="ce0" office:value-type="string">
            <text:p>Knight Commander Gaora
"Once we have left the tunnel, the Heavenly
Palace is merely a short walk along the road."</text:p>
          </table:table-cell>
          <table:table-cell table:number-columns-repeated="1020"/>
        </table:table-row>
        <table:table-row>
          <table:table-cell table:style-name="ce0" office:value-type="string">
            <text:p>分かった。　では出発じゃ！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Very well. Then, let us be off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06T15:03:20+02:00</meta:creation-date>
    <dc:date>2020-06-06T15:03:20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